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BF00000053B972AA2E.png" manifest:media-type="image/png"/>
  <manifest:file-entry manifest:full-path="Pictures/10000000000000BF00000053C194E46F.png" manifest:media-type="image/png"/>
  <manifest:file-entry manifest:full-path="Pictures/10000000000000BF000000539D0BDBA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TexMathsArgs="18§display§q_{12}(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8§display§q_{13}(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8§display§q_{23}(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2cm" svg:x="2.86cm" svg:y="2.82cm">
          <text:p text:style-name="P1">State 1:</text:p>
          <text:p text:style-name="P1">No BO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2cm" svg:x="8.86cm" svg:y="2.82cm">
          <text:p text:style-name="P1">State 2:</text:p>
          <text:p text:style-name="P1">BO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cm" svg:height="2cm" svg:x="5.86cm" svg:y="6.6cm">
          <text:p text:style-name="P1">State 3:</text:p>
          <text:p text:style-name="P1">Death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86cm" svg:y1="3.82cm" svg:x2="8.86cm" svg:y2="3.82cm" draw:start-shape="id1" draw:start-glue-point="1" draw:end-shape="id2" draw:end-glue-point="3" svg:d="m5860 3820h3000" svg:viewBox="0 0 3001 1">
          <text:p/>
        </draw:connector>
        <draw:connector draw:style-name="gr2" draw:text-style-name="P1" draw:layer="layout" draw:type="line" svg:x1="4.36cm" svg:y1="4.82cm" svg:x2="7.36cm" svg:y2="6.6cm" draw:start-shape="id1" draw:start-glue-point="2" draw:end-shape="id3" draw:end-glue-point="0" svg:d="m4360 4820 3000 1780" svg:viewBox="0 0 3001 1781">
          <text:p/>
        </draw:connector>
        <draw:connector draw:style-name="gr2" draw:text-style-name="P1" draw:layer="layout" draw:type="line" svg:x1="10.36cm" svg:y1="4.82cm" svg:x2="7.36cm" svg:y2="6.6cm" draw:start-shape="id2" draw:start-glue-point="2" draw:end-shape="id3" draw:end-glue-point="0" svg:d="m10360 4820-3000 1780" svg:viewBox="0 0 3001 1781">
          <text:p/>
        </draw:connector>
        <draw:frame draw:style-name="gr3" draw:text-style-name="P1" draw:layer="layout" svg:width="1.451cm" svg:height="0.63cm" svg:x="6.507cm" svg:y="2.91cm">
          <draw:image xlink:href="Pictures/10000000000000BF00000053C194E46F.png" xlink:type="simple" xlink:show="embed" xlink:actuate="onLoad">
            <text:p/>
          </draw:image>
        </draw:frame>
        <draw:frame draw:style-name="gr4" draw:text-style-name="P1" draw:layer="layout" svg:width="1.451cm" svg:height="0.63cm" svg:x="3.687cm" svg:y="5.56cm">
          <draw:image xlink:href="Pictures/10000000000000BF000000539D0BDBA8.png" xlink:type="simple" xlink:show="embed" xlink:actuate="onLoad">
            <text:p/>
          </draw:image>
        </draw:frame>
        <draw:frame draw:style-name="gr5" draw:text-style-name="P1" draw:layer="layout" svg:width="1.451cm" svg:height="0.63cm" svg:x="9.28cm" svg:y="5.5cm">
          <draw:image xlink:href="Pictures/10000000000000BF00000053B972AA2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Jackson</meta:initial-creator>
    <meta:creation-date>2014-08-14T14:41:29</meta:creation-date>
    <dc:date>2014-08-14T14:54:00</dc:date>
    <dc:creator>Chris Jackson</dc:creator>
    <meta:editing-duration>PT9M24S</meta:editing-duration>
    <meta:editing-cycles>6</meta:editing-cycles>
    <meta:generator>LibreOffice/3.5$Linux_X86_64 LibreOffice_project/350m1$Build-2</meta:generator>
    <meta:document-statistic meta:object-count="9"/>
  </office:meta>
</office:document-meta>
</file>